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563439930"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908204088"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386364221"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457300070"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31434619"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192553059"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2078854452"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973438366"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1863296700"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844470304"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584839878"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539769642"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702844662"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text:span text:style-name="T1">Worldmaster “user management” page, to enable to activate/deactivate users, set master status.</text:span> <text:span text:style-name="T1">Use a formset with global “save” button, so this can be done en-masse.</text:span></text:p>
        </text:list-item>
        <text:list-item>
          <text:p text:style-name="P13">Worldmaster should be able to “recalculate world” - to recalc results for all periods, in sequence. This should be available on the world master pag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4">Exclude admin users from period summaries.</text:p>
        </text:list-item>
        <text:list-item>
          <text:p text:style-name="P14">To make things simpler: world mastery should be an attribute of membership. That way we can more easily treat them separately, exclude them from period summaries, etc.</text:p>
        </text:list-item>
        <text:list-item>
          <text:p text:style-name="P15">Add email confirmation on registration (django-registration module)</text:p>
        </text:list-item>
        <text:list-item>
          <text:p text:style-name="P15">Add user self-admin page to allow users to change their password, email, first/last name, apply for membership to new worlds. Email change should send confirmation email first.</text:p>
        </text:list-item>
        <text:list-item>
          <text:p text:style-name="P15">When admin deletes user membership, this should automatically delete (or archive out of the way, so that it could be restored, or deleted later) all bids and period summaries for that world for this user, and deep-recalculate results.</text:p>
        </text:list-item>
        <text:list-item>
          <text:p text:style-name="P15">Send email to users when their membership is approved.</text:p>
        </text:list-item>
        <text:list-item>
          <text:p text:style-name="P15">Let world masters create worlds, periods, assets – essentially, duplicate the admin func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30T11:15:04</dc:date>
    <meta:editing-cycles>32</meta:editing-cycles>
    <meta:editing-duration>PT50H46M29S</meta:editing-duration>
    <meta:document-statistic meta:table-count="0" meta:image-count="0" meta:object-count="0" meta:page-count="3" meta:paragraph-count="86" meta:word-count="936" meta:character-count="5468"/>
    <meta:user-defined meta:name="Info 1"/>
    <meta:user-defined meta:name="Info 2"/>
    <meta:user-defined meta:name="Info 3"/>
    <meta:user-defined meta:name="Info 4"/>
  </office:meta>
</office:document-meta>
</file>